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82e4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82e4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82e4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82e4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82e4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82e4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82e4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82e4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82e4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82e4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82e4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82e4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82e4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82e4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82e4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82e4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82e4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Hendrix José Piñango Guevar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7/2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778576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Oriana Carolina  Guevara Rodrígu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778576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02.47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4" meta:non-whitespace-character-count="1005"/>
    <meta:template xlink:type="simple" xlink:actuate="onRequest" xlink:title="Normal" xlink:href=""/>
  </office:meta>
</office:document-meta>
</file>